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114.8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236.24pt"/>
    </style:style>
    <style:style style:name="co8" style:family="table-column">
      <style:table-column-properties fo:break-before="auto" style:column-width="217.5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78.0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38.26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288pt"/>
    </style:style>
    <style:style style:name="co18" style:family="table-column">
      <style:table-column-properties fo:break-before="auto" style:column-width="77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8.54pt" fo:break-before="auto" style:use-optimal-row-height="true"/>
    </style:style>
    <style:style style:name="ro5" style:family="table-row">
      <style:table-row-properties style:row-height="42.0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color="#ff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c0c0c0" style:vertical-align="top"/>
    </style:style>
    <style:style style:name="ce27" style:family="table-cell" style:parent-style-name="Default" style:data-style-name="N0">
      <style:table-cell-properties fo:border="0.06pt solid #c0c0c0" style:vertical-align="top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6pt solid #c0c0c0" style:vertical-align="top"/>
      <style:text-properties fo:color="#800080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08080" style:vertical-align="top"/>
      <style:text-properties fo:color="#80008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ff6309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800080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c0c0c0" style:vertical-align="top"/>
      <style:paragraph-properties fo:text-align="center"/>
    </style:style>
    <style:style style:name="ce25" style:family="table-cell" style:parent-style-name="Default" style:data-style-name="N0">
      <style:table-cell-properties fo:background-color="#98fb98" style:text-align-source="fix" style:repeat-content="false" fo:border="0.06pt solid #c0c0c0" style:vertical-align="top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00" fo:border="0.06pt solid #c0c0c0" style:vertical-align="top"/>
      <style:text-properties fo:color="#ff6309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able-cell-properties fo:background-color="#000000" fo:wrap-option="wrap" style:vertical-align="automatic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fo:wrap-option="wrap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fo:border="0.06pt solid #c0c0c0" style:vertical-align="top"/>
    </style:style>
    <style:style style:name="ce32" style:family="table-cell" style:parent-style-name="Default" style:data-style-name="N0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 fo:border="0.06pt solid #c0c0c0" style:vertical-align="top"/>
    </style:style>
    <style:style style:name="ce47" style:family="table-cell" style:parent-style-name="Default" style:data-style-name="N0">
      <style:table-cell-properties fo:background-color="#98fb98" fo:border="0.06pt solid #c0c0c0" style:vertical-align="top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8fb98" fo:border="0.06pt solid #c0c0c0" style:vertical-align="top"/>
      <style:text-properties fo:color="#800080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transparent" fo:border="0.06pt solid #c0c0c0" style:vertical-align="top"/>
    </style:style>
    <style:style style:name="ce48" style:family="table-cell" style:parent-style-name="Default" style:data-style-name="N0">
      <style:table-cell-properties fo:background-color="transparent" fo:border="0.06pt solid #c0c0c0" style:vertical-align="top"/>
      <style:text-properties fo:color="#ff6309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 fo:border="0.06pt solid #c0c0c0" style:vertical-align="top"/>
      <style:text-properties fo:color="#800080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8fb98" fo:wrap-option="wrap" fo:border="0.06pt solid #c0c0c0" style:vertical-align="top"/>
    </style:style>
    <style:style style:name="ce49" style:family="table-cell" style:parent-style-name="Default" style:data-style-name="N0">
      <style:table-cell-properties fo:background-color="#98fb98" fo:wrap-option="wrap" fo:border="0.06pt solid #c0c0c0" style:vertical-align="top"/>
      <style:text-properties fo:color="#ff6309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8fb98" fo:wrap-option="wrap" fo:border="0.06pt solid #c0c0c0" style:vertical-align="top"/>
      <style:text-properties fo:color="#800080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98fb98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2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4" table:condition="of:cell-content-is-whole-number() and cell-content-is-between(1,3)" table:allow-empty-cell="true" table:base-cell-address="Product_Backlog.A1">
          <table:help-message table:title="Select a Sprint" table:display="true"/>
          <table:error-message table:message-type="stop"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55.26pt" svg:x="568.15pt" svg:y="42.6pt">
            <draw:object draw:notify-on-update-of-ranges="Product_Backlog.D21:Product_Backlog.D23 Product_Backlog.D21:Product_Backlog.D21 Product_Backlog.B21:Product_Backlog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4" office:value-type="string" calcext:value-type="string">
            <text:p>Complete Fields in Green!!!</text:p>
          </table:table-cell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Name:</text:p>
          </table:table-cell>
          <table:table-cell table:style-name="ce64" table:content-validation-name="val1" office:value-type="string" calcext:value-type="string" table:number-columns-spanned="4" table:number-rows-spanned="1">
            <text:p>William Anderson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Initials:</text:p>
          </table:table-cell>
          <table:table-cell table:style-name="ce64" table:content-validation-name="val2" office:value-type="string" calcext:value-type="string" table:number-columns-spanned="4" table:number-rows-spanned="1">
            <text:p>WPA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tudent ID:</text:p>
          </table:table-cell>
          <table:table-cell table:style-name="ce38" table:content-validation-name="val3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 table:number-rows-repeated="10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8" office:value-type="string" calcext:value-type="string">
            <text:p>Remaining</text:p>
          </table:table-cell>
          <table:table-cell table:style-name="ce9" office:value-type="string" calcext:value-type="string">
            <text:p>Completed (this sprint)</text:p>
          </table:table-cell>
          <table:table-cell table:style-name="ce3" table:number-columns-repeated="5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9"/>
          <table:table-cell table:style-name="ce10" office:value-type="string" calcext:value-type="string">
            <text:p>Total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1 Left</text:p>
          </table:table-cell>
          <table:table-cell table:style-name="ce3" table:formula="of:=[.B21]-[.C22]" office:value-type="float" office:value="11" calcext:value-type="float">
            <text:p>11</text:p>
          </table:table-cell>
          <table:table-cell table:style-name="ce9" table:formula="of:=COUNTIF([.E$30:.E$103];&quot;Finished in Sprint 1&quot;)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2 Left</text:p>
          </table:table-cell>
          <table:table-cell table:style-name="ce3" table:formula="of:=[.B22]-[.C23]" office:value-type="float" office:value="11" calcext:value-type="float">
            <text:p>11</text:p>
          </table:table-cell>
          <table:table-cell table:style-name="ce9" table:formula="of:=COUNTIF([.E$30:.E$103];&quot;Finished in Sprint 2&quot;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4"/>
          <table:table-cell table:style-name="ce1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3"/>
          <table:table-cell table:style-name="ce39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3">
          <table:table-cell table:style-name="ce15" office:value-type="string" calcext:value-type="string">
            <text:p>Feature ID</text:p>
          </table:table-cell>
          <table:table-cell table:style-name="ce15" office:value-type="string" calcext:value-type="string">
            <text:p>Priority</text:p>
          </table:table-cell>
          <table:table-cell table:style-name="ce15"/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s a...</text:p>
          </table:table-cell>
          <table:table-cell table:style-name="ce15" office:value-type="string" calcext:value-type="string">
            <text:p>I want to...</text:p>
          </table:table-cell>
          <table:table-cell table:style-name="ce15" office:value-type="string" calcext:value-type="string">
            <text:p>So that...</text:p>
          </table:table-cell>
          <table:table-cell table:style-name="ce16" office:value-type="string" calcext:value-type="string">
            <text:p>Notes</text:p>
          </table:table-cell>
          <table:table-cell table:number-columns-repeated="1015"/>
        </table:table-row>
        <table:table-row table:style-name="ro3">
          <table:table-cell table:style-name="ce17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21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4">
          <table:table-cell table:style-name="ce22" office:value-type="string" calcext:value-type="string">
            <text:p>Mainwin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ain window with text data area</text:p>
          </table:table-cell>
          <table:table-cell table:style-name="ce22" office:value-type="string" calcext:value-type="string">
            <text:p>can use the application with a mouse</text:p>
          </table:table-cell>
          <table:table-cell table:style-name="ce26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leQuit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enu bar with File &gt; Quit</text:p>
          </table:table-cell>
          <table:table-cell table:style-name="ce22" office:value-type="string" calcext:value-type="string">
            <text:p>can exit from the window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FileNew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File &gt; New Store</text:p>
          </table:table-cell>
          <table:table-cell table:style-name="ce22" office:value-type="string" calcext:value-type="string">
            <text:p>can instance a new store without exiting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2" office:value-type="string" calcext:value-type="string">
            <text:p>SweetsAdd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Add</text:p>
          </table:table-cell>
          <table:table-cell table:style-name="ce22" office:value-type="string" calcext:value-type="string">
            <text:p>can create new products from dialogs</text:p>
          </table:table-cell>
          <table:table-cell table:style-name="ce26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SweetsList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List</text:p>
          </table:table-cell>
          <table:table-cell table:style-name="ce22" office:value-type="string" calcext:value-type="string">
            <text:p>can see a menu of our products and their prices</text:p>
          </table:table-cell>
          <table:table-cell table:style-name="ce26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HelpAbout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Help &gt; About menu</text:p>
          </table:table-cell>
          <table:table-cell table:style-name="ce22" office:value-type="string" calcext:value-type="string">
            <text:p>know who created the program and its resources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7" office:value-type="string" calcext:value-type="string">
            <text:p>Sensitivity1</text:p>
          </table:table-cell>
          <table:table-cell table:style-name="ce28" office:value-type="float" office:value="7" calcext:value-type="float">
            <text:p>7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FileNew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tool bar with a New Store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FileQui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n Exit button aligned to the right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weetsAdd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New Sweet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weetsLis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Sweet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3"/>
          <table:table-cell table:style-name="ce24" table:content-validation-name="val4"/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rich text (Pango) to the about dialog</text:p>
          </table:table-cell>
          <table:table-cell table:style-name="ce27" office:value-type="string" calcext:value-type="string">
            <text:p>The about text is easier to understand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9" office:value-type="string" calcext:value-type="string">
            <text:p>SweetsAddDlg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Sweets &gt; Add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should have Name and Price fields, and Create and Cancel buttons</text:p>
          </table:table-cell>
          <table:table-cell table:style-name="ce31" table:number-columns-repeated="1015"/>
        </table:table-row>
        <table:table-row table:style-name="ro5">
          <table:table-cell table:style-name="ce29" office:value-type="string" calcext:value-type="string">
            <text:p>StatusBar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Add a status bar below the text data area</text:p>
          </table:table-cell>
          <table:table-cell table:style-name="ce29" office:value-type="string" calcext:value-type="string">
            <text:p>obtain better feedback on program operation</text:p>
          </table:table-cell>
          <table:table-cell table:style-name="ce26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31" table:number-columns-repeated="1015"/>
        </table:table-row>
        <table:table-row table:style-name="ro3">
          <table:table-cell table:style-name="ce20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31" table:number-columns-repeated="1015"/>
        </table:table-row>
        <table:table-row table:style-name="ro4">
          <table:table-cell table:style-name="ce33" office:value-type="string" calcext:value-type="string">
            <text:p>OrdersPlace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Place</text:p>
          </table:table-cell>
          <table:table-cell table:style-name="ce22" office:value-type="string" calcext:value-type="string">
            <text:p>create orders with the mouse</text:p>
          </table:table-cell>
          <table:table-cell table:style-name="ce26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OrdersList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List</text:p>
          </table:table-cell>
          <table:table-cell table:style-name="ce22" office:value-type="string" calcext:value-type="string">
            <text:p>view existing orders</text:p>
          </table:table-cell>
          <table:table-cell table:style-name="ce26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Sensitivity2</text:p>
          </table:table-cell>
          <table:table-cell table:style-name="ce28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34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rdersPlace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Place an Order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rdersList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Order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ango</text:p>
          </table:table-cell>
          <table:table-cell table:style-name="ce28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Replace custom About with a Gtk::About Dialog</text:p>
          </table:table-cell>
          <table:table-cell table:style-name="ce27" office:value-type="string" calcext:value-type="string">
            <text:p>The about text is even easier to understand</text:p>
          </table:table-cell>
          <table:table-cell table:style-name="ce26"/>
          <table:table-cell table:number-columns-repeated="1015"/>
        </table:table-row>
        <table:table-row table:style-name="ro5">
          <table:table-cell table:style-name="ce29" office:value-type="string" calcext:value-type="string">
            <text:p>OrdersPlaceDlg</text:p>
          </table:table-cell>
          <table:table-cell table:style-name="ce30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Orders &gt; Place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Save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Save the data to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Load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Load data from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1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1_Backlog" table:style-name="ta1">
        <table:shapes>
          <draw:frame draw:z-index="0" draw:name="Chart 1" draw:style-name="gr1" svg:width="295.37pt" svg:height="146.07pt" svg:x="319.52pt" svg:y="58.62pt">
            <draw:object draw:notify-on-update-of-ranges="Sprint_01_Backlog.B7:Sprint_01_Backlog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03" calcext:value-type="date">
            <text:p>Oct 03</text:p>
          </table:table-cell>
          <table:table-cell table:style-name="ce3"/>
          <table:table-cell table:style-name="ce12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3" calcext:value-type="float">
            <text:p>23</text:p>
          </table:table-cell>
          <table:table-cell table:style-name="ce3" table:formula="of:=COUNTIF([.E$17:.E$1011]; &quot;Completed Day 1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0" calcext:value-type="float">
            <text:p>20</text:p>
          </table:table-cell>
          <table:table-cell table:style-name="ce3" table:formula="of:=COUNTIF([.E$17:.E$1011]; &quot;Completed Day 2&quot;)" office:value-type="float" office:value="3" calcext:value-type="float">
            <text:p>3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15" calcext:value-type="float">
            <text:p>15</text:p>
          </table:table-cell>
          <table:table-cell table:style-name="ce3" table:formula="of:=COUNTIF([.E$17:.E$1011]; &quot;Completed Day 3&quot;)" office:value-type="float" office:value="5" calcext:value-type="float">
            <text:p>5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15" calcext:value-type="float">
            <text:p>15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9" calcext:value-type="float">
            <text:p>9</text:p>
          </table:table-cell>
          <table:table-cell table:style-name="ce3" table:formula="of:=COUNTIF([.E$17:.E$1011]; &quot;Completed Day 5&quot;)" office:value-type="float" office:value="6" calcext:value-type="float">
            <text:p>6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7" calcext:value-type="float">
            <text:p>7</text:p>
          </table:table-cell>
          <table:table-cell table:style-name="ce3" table:formula="of:=COUNTIF([.E$17:.E$1011]; &quot;Completed Day 6&quot;)" office:value-type="float" office:value="2" calcext:value-type="float">
            <text:p>2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6" calcext:value-type="float">
            <text:p>6</text:p>
          </table:table-cell>
          <table:table-cell table:style-name="ce3" table:formula="of:=COUNTIF([.E$17:.E$1011]; &quot;Completed Day 7&quot;)" office:value-type="float" office:value="1" calcext:value-type="float">
            <text:p>1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code to main-gui.cpp to create and run window instance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a private Gtk::Label to mainwin.h and Mainwin constructor for the text data area</text:p>
          </table:table-cell>
          <table:table-cell table:style-name="ce25" table:content-validation-name="val7" office:value-type="string" calcext:value-type="string">
            <text:p>Completed Day 6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In Mainwin constructor, add VBox and MenuBar with File&gt;Quit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Add and implement protected on_quit_click() method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FileNew</text:p>
          </table:table-cell>
          <table:table-cell table:style-name="ce45"/>
          <table:table-cell table:style-name="ce46" office:value-type="string" calcext:value-type="string">
            <text:p>Add and implement protected on_new_store_click() method and File&gt;New</text:p>
          </table:table-cell>
          <table:table-cell table:style-name="ce25" table:content-validation-name="val7" office:value-type="string" calcext:value-type="string">
            <text:p>Completed Day 6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 Sweets menu and an Add item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Implement utility to read line of text via a simple dialog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nd implement protected on_add_sweet_click() method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SweetsList</text:p>
          </table:table-cell>
          <table:table-cell table:style-name="ce45"/>
          <table:table-cell table:style-name="ce46" office:value-type="string" calcext:value-type="string">
            <text:p>Add and implement protected on_list_sweets_click() method and Sweets&gt;List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 Help menu and an About item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5" table:content-validation-name="val7" office:value-type="string" calcext:value-type="string">
            <text:p>Completed Day 1</text:p>
          </table:table-cell>
          <table:table-cell table:style-name="ce22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constructor, set_sensitivity false for list sweets menu item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successful SweetsAdd, set_sensitivity true “ “ “</text:p>
          </table:table-cell>
          <table:table-cell table:style-name="ce25" table:content-validation-name="val7" office:value-type="string" calcext:value-type="string">
            <text:p>Completed Day 5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In constructor, add a Gtk::Toolbar just under the MenuBar</text:p>
          </table:table-cell>
          <table:table-cell table:style-name="ce25" table:content-validation-name="val7" office:value-type="string" calcext:value-type="string">
            <text:p>Completed Day 2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Configure Stock::NEW button connected to on_new_store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QuitBtn</text:p>
          </table:table-cell>
          <table:table-cell table:style-name="ce48"/>
          <table:table-cell table:style-name="ce49" office:value-type="string" calcext:value-type="string">
            <text:p>Configure Stock::QUIT button connected to on_quit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Select appropriate Sweets icons scaled to 32x32 to 64x64ish size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Configure custom button connected to on_add_sweet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ListBtn</text:p>
          </table:table-cell>
          <table:table-cell table:style-name="ce48"/>
          <table:table-cell table:style-name="ce49" office:value-type="string" calcext:value-type="string">
            <text:p>Configure custom button connected to on_list_sweets_click()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reate a Gtk::Dialog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nam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pric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buttons, show, and exit if Cancel was clicked</text:p>
          </table:table-cell>
          <table:table-cell table:style-name="ce25" table:content-validation-name="val7" office:value-type="string" calcext:value-type="string">
            <text:p>In Work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onvert price text to a double, instance a Sweet, and add to _store</text:p>
          </table:table-cell>
          <table:table-cell table:style-name="ce25" table:content-validation-name="val7" office:value-type="string" calcext:value-type="string">
            <text:p>Completed Day 7</text:p>
          </table:table-cell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a Gtk::label with HExpand just after the text data area</text:p>
          </table:table-cell>
          <table:table-cell table:style-name="ce25" table:content-validation-name="val7" office:value-type="string" calcext:value-type="string">
            <text:p>Completed Day 3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set_text() method calls on the status bar where messages are needed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draw:object draw:notify-on-update-of-ranges="Sprint_02_Backlog.B7:Sprint_02_Backlog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1"/>
        <table:table-column table:style-name="co10" table:default-cell-style-name="ce1"/>
        <table:table-column table:style-name="co14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/>
          <table:table-cell table:style-name="ce39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22" calcext:value-type="date">
            <text:p>Oct 22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0" calcext:value-type="float">
            <text:p>0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0" calcext:value-type="float">
            <text:p>0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0" calcext:value-type="float">
            <text:p>0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0" calcext:value-type="float">
            <text:p>0</text:p>
          </table:table-cell>
          <table:table-cell table:style-name="ce3" table:formula="of:=COUNTIF([.E$17:.E$994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0" calcext:value-type="float">
            <text:p>0</text:p>
          </table:table-cell>
          <table:table-cell table:style-name="ce3" table:formula="of:=COUNTIF([.E$17:.E$994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0" calcext:value-type="float">
            <text:p>0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0" calcext:value-type="float">
            <text:p>0</text:p>
          </table:table-cell>
          <table:table-cell table:style-name="ce3" table:formula="of:=COUNTIF([.E$17:.E$994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994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/>
          <table:table-cell table:number-columns-repeated="1018"/>
        </table:table-row>
        <table:table-row table:style-name="ro2" table:number-rows-repeated="6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4">
          <table:table-cell/>
          <table:table-cell table:style-name="ce55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style-name="ce57"/>
          <table:table-cell table:number-columns-repeated="1018"/>
        </table:table-row>
        <table:table-row table:style-name="ro2" table:number-rows-repeated="5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0"/>
    </number:number-style>
    <number:date-style style:name="N122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7:48:46.363620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6-03-21T22:16:37Z</meta:creation-date>
    <dc:date>2019-10-15T07:49:50.473998363</dc:date>
    <meta:editing-cycles>102</meta:editing-cycles>
    <meta:editing-duration>PT10H31M12S</meta:editing-duration>
    <meta:document-statistic meta:table-count="3" meta:cell-count="3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9.005cm" xlink:href=".." xlink:type="simple" chart:class="chart:line" chart:style-name="ch1">
        <chart:title svg:x="4.821cm" svg:y="0.316cm" chart:style-name="ch2">
          <text:p>Product Backlog Burn Chart</text:p>
        </chart:title>
        <chart:plot-area chart:style-name="ch3" table:cell-range-address="Product_Backlog.D21:Product_Backlog.D23 Product_Backlog.B21:Product_Backlog.B23" chart:data-source-has-labels="both" svg:x="1.324cm" svg:y="1.303cm" svg:width="14.361cm" svg:height="6.548cm">
          <chartooo:coordinate-region svg:x="1.872cm" svg:y="1.513cm" svg:width="13.7cm" svg:height="5.669cm"/>
          <chart:axis chart:dimension="x" chart:name="primary-x" chart:style-name="ch4" chartooo:axis-type="text">
            <chart:title svg:x="7.902cm" svg:y="8.032cm" chart:style-name="ch5">
              <text:p>Sprints</text:p>
            </chart:title>
            <chart:categories table:cell-range-address="Product_Backlog.D21:Product_Backlog.D23"/>
          </chart:axis>
          <chart:axis chart:dimension="y" chart:name="primary-y" chart:style-name="ch6">
            <chart:title svg:x="0.451cm" svg:y="7.509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1:Product_Backlog.B23" chart:label-cell-address="Product_Backlog.D21:Product_Backlog.D2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roduct_Backlog.D21:Product_Backlog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Product_Backlog.D21:Product_Backlog.D23</svg:desc>
                </draw:g>
              </table:table-cell>
              <table:table-cell office:value-type="float" office:value="23">
                <text:p>23</text:p>
                <draw:g>
                  <svg:desc>Product_Backlog.B21:Product_Backlog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187cm" svg:y="0.239cm" chart:style-name="ch2">
          <text:p>Sprint Burn Chart</text:p>
        </chart:title>
        <chart:plot-area chart:style-name="ch3" table:cell-range-address="Sprint_01_Backlog.B7:Sprint_01_Backlog.B14" svg:x="1.212cm" svg:y="1.149cm" svg:width="9.001cm" svg:height="2.928cm">
          <chartooo:coordinate-region svg:x="1.76cm" svg:y="1.359cm" svg:width="8.34cm" svg:height="2.049cm"/>
          <chart:axis chart:dimension="x" chart:name="primary-x" chart:style-name="ch4">
            <chart:title svg:x="5.264cm" svg:y="4.181cm" chart:style-name="ch5">
              <text:p>Days</text:p>
            </chart:title>
          </chart:axis>
          <chart:axis chart:dimension="y" chart:name="primary-y" chart:style-name="ch6">
            <chart:title svg:x="0.451cm" svg:y="3.117cm" chart:style-name="ch7">
              <text:p>Tasks</text:p>
            </chart:title>
            <chart:grid chart:style-name="ch8" chart:class="major"/>
          </chart:axis>
          <chart:series chart:style-name="ch9" chart:values-cell-range-address="Sprint_01_Backlog.B7:Sprint_01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print_01_Backlog.B7:Sprint_01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42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849cm" svg:y="1.346cm" svg:width="8.255cm" svg:height="2.076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102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